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 sete colónias” é uma história de guerra, um relato de paixão e de amizade, uma novela de terror e um misto inequívoco de acção e aventura. É uma história passada entre dois mundos distintos com destinos e futuros indissociáveis. Joshua e Mariya são dois jovens adolescentes, dois irmãos de sangue que o destino ironicamente escolheu como candidatos ao altar dos mártires de um povo oprimido pela ganância e sede de poder. Um simples amuleto herdado à pressa mudará para sempre os destinos de todos.</text:p>
      <text:p text:style-name="P2"/>
      <text:p text:style-name="P2"><text:span text:style-name="T1">Arzgon</text:span> é um planeta distante, estranho à nossa galáxia. Um local longínquo e habitado, uma terra viciada e enegrecida, um recanto à beira do colapso natural e social. <text:span text:style-name="T1">Zarzgon</text:span> um planetóide vizinho, inóspito e puro, uma terra virgem e um sinónimo de esperança e continuidade, um sonho de futuro e uma visão de presente.</text:p>
      <text:p text:style-name="P2"/>
      <text:p text:style-name="P2">Numa época que não a nossa, vive-se em <text:span text:style-name="T1">Arzgon</text:span> um período parecido com aquele a que impunemente <text:s/>assistimos nesta nossa querida esfera à qual apelidámos um dia de Terra; uma época tatuada por uma revolução industrial descontrolada e obsessiva. Lá como cá, também os recursos naturais estão a ser esgotados até à exaustão, destruindo o nativo e o belo, trocando-o pelo artificial e pelo convenientemente prático. Na altura em que esta narrativa tem lugar, a maioria das florestas primitivas que resistiram à destruição gananciosa do homem <text:span text:style-name="T1">Arzgoniano,</text:span> assistiu com mágoa ao quase completo esfumaçar de uma importante parte da vida animal e vegetal. <text:s/>Nesse sítios, locais agora aparentemente inóspitos, surgiu em lugar dos habitantes primitivos um novo lote de residentes geneticamente alterados pelos anos de poluição desmedida. Perigosas e misteriosas criaturas mutantes povoam actualmente estes recantos evitados e sombrios.</text:p>
      <text:p text:style-name="P2"/>
      <text:p text:style-name="P2">À semelhança do que acontece nos ambientes selvagens, também a vida nas grandes metrópoles é tudo menos prazenteira. Dois terços da população <text:span text:style-name="T1">Arzgoniana</text:span> vive na mais pura e dura miséria, em condições desumanas. As doenças espalham-se a um ritmo alucinante, à mesma velocidade que viaja o vento que transporta o bafio de uma sociedade em podridão sem crença nela própria. Os anos a fio de exagerada dependência da tecnologia, o consumo e a queima excessiva de combustíveis fosseis, a quebra acentuada dos valores éticos e morais, os escândalos financeiros, os maus anos agrícolas e as catástrofes naturais, entre vários outros factores, conduziram a um estado próximo de uma anarquia camuflada, restando um regime demasiado debilitado e envergonhado de si próprio, que sente a todo a custo a necessidade de reemergir do pesadelo.</text:p>
      <text:p text:style-name="P2"/>
      <text:p text:style-name="P2">Os tumultos entre facções da população tornaram-se uma constante do dia-a-dia. Mas são sobretudo os confrontos entre os cidadãos e os militares, os que causam maior revolta e consternação. O governo local atingiu o chamado ponto de não retorno, e assim foi obrigado a estudar uma solução drástica, uma saída para a situação que a cada dia que passa se torna mais insuportável, e que ameaça com a extinção da própria espécie numa questão de décadas. Os maiores e mais capazes cérebros do planeta reuniram-se durante meses a fio em busca de uma réstia de esperança. A solução surgiu. Não era de fácil consecução nem tampouco geraria consenso entre a população, mas era a única alternativa minimamente viável e exequível. Do mal o menos, a avançada tecnologia permiti-lo-ia! - Colonizar-se-ia <text:span text:style-name="T1">Zarzgon</text:span>!</text:p>
      <text:p text:style-name="P2"/>
      <text:p text:style-name="P2">Lothar, capital governamental de <text:span text:style-name="T1">Arzgon</text:span>, tinha como autoridade máxima o Conselho de Anciãos de <text:span text:style-name="T1">Arzgon</text:span>, uma espécie de parlamento à semelhança daquilo que conhecemos dos nossos sistemas democráticos. Era formado sobretudo pelos membros mais idosos, e daí alguns dos elementos mais respeitados da nação. Foi dentro deste distrito e perto desta <text:soft-page-break/>cidade que uma importante descoberta arqueológica e científica teve lugar, um achado mais ou menos contemporâneo com o rebuliço despoletado pelo processo de colonização. Um mal que veio por bem, ou um bem que veio por mal, difícil é com certeza encontrar concilio nessa questão...</text:p>
      <text:p text:style-name="P2"/>
      <text:p text:style-name="P2">Algures no local designado por <text:span text:style-name="T2">Floresta Negra</text:span>, foi desenterrado um testemunho do passado, um tesouro arqueológico <text:s/>do qual se destacavam sete peças; sete medalhões. Curiosamente, tantos quanto o número escolhido para as colónias primordiais de <text:span text:style-name="T1">Zarzgon. </text:span><text:span text:style-name="T2">O descobrimento fez nascer um sem número de boatos e especulações no seio da nação. Por algum motivo a exploração da mina cessou definitivamente, interditando o governo todo e qualquer acesso aos terrenos em questão, sem que fossem tornadas públicas quaisquer conclusões ou explicações sobre o misterioso achado. E tal como é sabido, é nos tempos de crise que o povo tende a especular mais, alimentando a fogueira dos mitos e das lendas. E estas não tardaram em surgir...</text:span></text:p>
      <text:p text:style-name="P2"><text:span text:style-name="T2"><text:line-break/>Os primeiros anos de colonização passaram sem grandes sobressaltos, e algumas décadas de relativa acalmia e prosperidade intervalaram o período revolucionário de maior agitação com o nascimento de Joshua e Mariya. Os dois pouco mais eram do que adolescentes quando um novo período de exaltação resolveu varrer as terras habitadas de </text:span><text:span text:style-name="T1">Zarzgon</text:span><text:span text:style-name="T2">. Rumores há muito enterrados e esquecidos voltaram a ver a luz do dia, o interesse pelos amuletos renasceu das cinzas como uma Fénix que nunca passara muito além do estado de vigília. Dos artefactos sempre muito se especulara sobre alegadas características sobrenaturais, sobre poderes ocultos, sobre as suas possibilidades metafisicas, sobre a sua origem e o seu verdadeiro significado. Lenda ou não, o certo é que estes objectos se tornaram numa verdadeira obsessão para alguns, e desses se destacou Kondar, filho de Zabret, governador da colónia de Norvelite.</text:span></text:p>
      <text:p text:style-name="P3"/>
      <text:p text:style-name="P2"><text:span text:style-name="T2">Os poucos que o conhecem dizem deste génio perturbado que ele não é criatura humana, que tem mais de fantasmagórico e demoníaco do que de humano. A sua reputação malévola prendia-se, tal como o faria uma sanguessuga sedenta, à saliva das bocas que proferiam o seu nome. O seu tenebroso exército de destruição, qual criatura das trevas, era alcunhado de </text:span><text:span text:style-name="T1">Drombie. </text:span><text:span text:style-name="T2">Da origem do mesmo também se sabe muito pouco, apenas que os seus soldados se assemelham a criaturas sem vontade própria, e em última análise, sem vida própria, como se se tratassem de máscaras de pele e osso feitas para enfeitarem uma carcaça de carne desprovida de sentimentos ou emoções, uma concha vazia.</text:span></text:p>
      <text:p text:style-name="P3"/>
      <text:p text:style-name="P3">Kondar e o seu exército de números astronómicos encetaram uma campanha de conquista, espalhando o caos e a destruição pelos quatro cantos de <text:span text:style-name="T1">Zarzgon</text:span>. Sendo que no início o intuito não era de claro entendimento, certo era o facto que no seu passo pesado e decidido, logravam queimar e engolir colónias ao ritmo alucinante dos zumbidos das suas potentes armas de fogo. Tarein, terra berço de Joshua e Mariya outrora governada pelo seu avô, é um dos próximos obstáculos no caminho de Kondar e dos seus <text:span text:style-name="T1">Drombies</text:span>. A vida deles nunca mais será a mesma. Nem a deles, nem a de ningué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28cm" style:type="center"/>
          <style:tab-stop style:position="17.4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1pt" style:font-size-asian="11pt" style:font-size-complex="11pt"/>
    </style:style>
    <style:page-layout style:name="Mpm1">
      <style:page-layout-properties fo:page-width="21.006cm" fo:page-height="29.693cm" style:num-format="1" style:print-orientation="portrait" fo:margin-top="1.549cm" fo:margin-bottom="1.549cm" fo:margin-left="2cm" fo:margin-right="1.54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 sete Colónias (Sinopse) – Paulo Cristo</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0T12:34:00</meta:creation-date>
    <dc:date>2010-02-23T00:49:56</dc:date>
    <meta:editing-duration>PT08H21M59S</meta:editing-duration>
    <meta:editing-cycles>34</meta:editing-cycles>
    <meta:generator>OpenOffice.org/3.1$Linux OpenOffice.org_project/310m19$Build-9420</meta:generator>
    <meta:document-statistic meta:table-count="0" meta:image-count="0" meta:object-count="0" meta:page-count="2" meta:paragraph-count="12" meta:word-count="1117" meta:character-count="6914"/>
    <dc:creator>paulo cristo</dc:creator>
    <meta:user-defined meta:name="Info 1"/>
    <meta:user-defined meta:name="Info 2"/>
    <meta:user-defined meta:name="Info 3"/>
    <meta:user-defined meta:name="Info 4"/>
  </office:meta>
</office:document-meta>
</file>